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2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4" style:family="paragraph" style:parent-style-name="Preformatted_20_Text">
      <style:text-properties officeooo:rsid="000b3064" officeooo:paragraph-rsid="000b3064"/>
    </style:style>
    <style:style style:name="P5" style:family="paragraph" style:parent-style-name="Preformatted_20_Text">
      <style:text-properties officeooo:rsid="000b3064" officeooo:paragraph-rsid="000bec68"/>
    </style:style>
    <style:style style:name="P6" style:family="paragraph" style:parent-style-name="Preformatted_20_Text">
      <style:text-properties style:font-name="Liberation Serif" officeooo:rsid="000bec68" officeooo:paragraph-rsid="000bec68"/>
    </style:style>
    <style:style style:name="P7" style:family="paragraph" style:parent-style-name="Preformatted_20_Text">
      <style:text-properties style:font-name="FreeMono" officeooo:rsid="000b3064" officeooo:paragraph-rsid="000bec68"/>
    </style:style>
    <style:style style:name="P8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9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0" style:family="paragraph" style:parent-style-name="Preformatted_20_Text">
      <style:text-properties officeooo:rsid="000bec68" officeooo:paragraph-rsid="000bec68"/>
    </style:style>
    <style:style style:name="P11" style:family="paragraph" style:parent-style-name="Preformatted_20_Text">
      <style:text-properties officeooo:rsid="000bec68" officeooo:paragraph-rsid="000b3064"/>
    </style:style>
    <style:style style:name="P12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13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14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15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16" style:family="paragraph" style:parent-style-name="Preformatted_20_Text">
      <style:text-properties officeooo:paragraph-rsid="000bec68"/>
    </style:style>
    <style:style style:name="P17" style:family="paragraph" style:parent-style-name="Preformatted_20_Text">
      <style:text-properties style:font-name="Liberation Mono" officeooo:rsid="000bec68" officeooo:paragraph-rsid="000bec68"/>
    </style:style>
    <style:style style:name="P18" style:family="paragraph" style:parent-style-name="Preformatted_20_Text" style:list-style-name="L1">
      <style:text-properties officeooo:paragraph-rsid="000bec68"/>
    </style:style>
    <style:style style:name="P19" style:family="paragraph" style:parent-style-name="Preformatted_20_Text" style:list-style-name="L1">
      <style:text-properties fo:font-weight="normal" officeooo:paragraph-rsid="000bec68" style:font-weight-asian="normal" style:font-weight-complex="normal"/>
    </style:style>
    <style:style style:name="P20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22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23" style:family="paragraph" style:parent-style-name="Preformatted_20_Text">
      <style:paragraph-properties fo:margin-left="0in" fo:margin-right="0in" fo:text-indent="0in" style:auto-text-indent="false"/>
      <style:text-properties officeooo:paragraph-rsid="000b3064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25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26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27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28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2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fo:font-size="10pt" fo:font-weight="bold" officeooo:rsid="000b3064" style:font-size-asian="10pt" style:font-weight-asian="bold" style:font-size-complex="10pt" style:font-weight-complex="bold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<text:span text:style-name="T1">SERVER </text:span>IMPLEMENTATION NOTES</text:h>
      <text:p text:style-name="P4"/>
      <text:p text:style-name="P4"/>
      <text:h text:style-name="Heading_20_3" text:outline-level="3">Server Stats:</text:h>
      <text:p text:style-name="P4"/>
      <text:p text:style-name="P21">OS: Ubuntu/16.0.4</text:p>
      <text:p text:style-name="P21">iP: <text:s/>52.14.73.217</text:p>
      <text:p text:style-name="P21">Domain: cartlc.arqnetworks.com</text:p>
      <text:p text:style-name="P21">Server key: cartlc.pem</text:p>
      <text:p text:style-name="P21">SSH user: ubuntu</text:p>
      <text:p text:style-name="P4"/>
      <text:h text:style-name="Heading_20_3" text:outline-level="3">Logging in to the Server</text:h>
      <text:p text:style-name="P5"><text:span text:style-name="T2">ssh -i cartlc.pem </text:span><text:a xlink:type="simple" xlink:href="mailto:ubuntu@cartlc.arqnetworks.com"><text:span text:style-name="T2">ubuntu@cartlc.arqnetworks.com</text:span></text:a></text:p>
      <text:h text:style-name="Heading_20_3" text:outline-level="3"/>
      <text:h text:style-name="Heading_20_3" text:outline-level="3"/>
      <text:h text:style-name="Heading_20_3" text:outline-level="3">MYSQL Database:</text:h>
      <text:p text:style-name="P4"/>
      <text:p text:style-name="P21">Database: MySQL/5.7.18-0</text:p>
      <text:p text:style-name="P21">Localhost user: <text:s/>root <text:s/>p/w: cartlc</text:p>
      <text:p text:style-name="P21">Remote user: <text:s/>admin p/w: cartcl#@!</text:p>
      <text:p text:style-name="P21">MySQL host: <text:s/>52.14.73.217</text:p>
      <text:p text:style-name="P21">MySQL database: cartlc</text:p>
      <text:p text:style-name="P21">MySQL port: 3306</text:p>
      <text:p text:style-name="P22"/>
      <text:p text:style-name="P25">The following was done to get things going:</text:p>
      <text:p text:style-name="P25"/>
      <text:p text:style-name="P5">mysql&gt; GRANT ALL PRIVILEGES ON cartlc.* TO 'cartlc'@'%' IDENTIFIED BY 'cartcl' WITH GRANT OPTION;</text:p>
      <text:p text:style-name="P5">GRANT ALL PRIVILEGES</text:p>
      <text:p text:style-name="P5">ON cartlc.*</text:p>
      <text:p text:style-name="P5">TO 'cartcl'@'%'</text:p>
      <text:p text:style-name="P22">IDENTIFIED BY 'cartcl';</text:p>
      <text:p text:style-name="P22"/>
      <text:p text:style-name="P13">Terminal MySQL Client:</text:p>
      <text:p text:style-name="P5"/>
      <text:p text:style-name="P5">Help: <text:a xlink:type="simple" xlink:href="http://www.dummies.com/programming/databases/how-to-use-the-mysql-client">http://www.dummies.com/programming/databases/how-to-use-the-mysql-client</text:a></text:p>
      <text:p text:style-name="P5">Setup: apt-get install mysql-client</text:p>
      <text:p text:style-name="P5"/>
      <text:p text:style-name="P5">mysql -u cartlc -p</text:p>
      <text:p text:style-name="P5">p/w: cartcl#@!</text:p>
      <text:p text:style-name="P22">mysql&gt; use cartlc</text:p>
      <text:p text:style-name="P22"/>
      <text:p text:style-name="P26"><text:span text:style-name="T6">U</text:span>sing phpMyAdmin:</text:p>
      <text:p text:style-name="P26"/>
      <text:p text:style-name="P5">Access: http://52.14.73.217/phpmyadmin</text:p>
      <text:p text:style-name="P5"><text:s text:c="3"/>User: root p/w: cartlc</text:p>
      <text:p text:style-name="P5"/>
      <text:p text:style-name="P5">Additional Login for added security: </text:p>
      <text:p text:style-name="P28"><text:s text:c="2"/>User: cartlc p/w: cartcl#@!</text:p>
      <text:p text:style-name="P26"/>
      <text:p text:style-name="P27"><text:soft-page-break/>Setup Notes (what I did):</text:p>
      <text:p text:style-name="P27"/>
      <text:p text:style-name="P2">sudo phpenmod mcrypt</text:p>
      <text:p text:style-name="P9">sudo phpenmod mbstrinog</text:p>
      <text:p text:style-name="P9">sudo systemctl restart apache2</text:p>
      <text:p text:style-name="P9"/>
      <text:p text:style-name="P9">Security setup for phpmyadmin (what I did):<text:tab/></text:p>
      <text:list xml:id="list4230183941348948897" text:style-name="L1">
        <text:list-item>
          <text:p text:style-name="P18"><text:span text:style-name="T3">vi /etc/apache2/conf-available/phpmyadmin.conf</text:span></text:p>
        </text:list-item>
        <text:list-item>
          <text:p text:style-name="P18"><text:span text:style-name="T3">Added 'AllowOveride All' line beneath 'DirectoryIndex' index.php line</text:span></text:p>
        </text:list-item>
        <text:list-item>
          <text:p text:style-name="P18"><text:span text:style-name="T3">sudo systemctl restart apache2</text:span></text:p>
        </text:list-item>
        <text:list-item>
          <text:p text:style-name="P18"><text:span text:style-name="T3">Created /usr/share/phpmyadmin/.htaccess</text:span></text:p>
        </text:list-item>
        <text:list-item>
          <text:p text:style-name="P18"><text:span text:style-name="T3">sudo apt-get install apache2-utils</text:span></text:p>
        </text:list-item>
        <text:list-item>
          <text:p text:style-name="P18"><text:span text:style-name="T4">s</text:span><text:span text:style-name="T3">udo htpasswd -c /etc/phpmyadmin/.htpasswd cartlc</text:span></text:p>
        </text:list-item>
        <text:list-item>
          <text:p text:style-name="P19"><text:span text:style-name="T3">p/w: cartcl#@!</text:span></text:p>
          <text:p text:style-name="P19"><text:span text:style-name="T3"/></text:p>
        </text:list-item>
      </text:list>
      <text:p text:style-name="P16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16"/>
      <text:p text:style-name="P17">I also had to apply this fix for phpMyAdmin:</text:p>
      <text:p text:style-name="P7">IMPORT create_tables.sql</text:p>
      <text:p text:style-name="P7"><text:span text:style-name="T1">sudo vi /etc/phpmyadmin/config.inc.php</text:span></text:p>
      <text:h text:style-name="Heading_20_3" text:outline-level="3"><text:span text:style-name="T1">Apache</text:span></text:h>
      <text:p text:style-name="P23"><text:span text:style-name="T1">Apache/2.4.18 (Ubuntu) </text:span></text:p>
      <text:p text:style-name="P21">Running as proxy only for port :80 </text:p>
      <text:p text:style-name="P21">redirecting all traffic to port :9000</text:p>
      <text:p text:style-name="P21"/>
      <text:p text:style-name="P21">See /etc/apache2/sites-available/000-default.conf.</text:p>
      <text:p text:style-name="P21"/>
      <text:p text:style-name="P21">This was added:</text:p>
      <text:p text:style-name="P21"/>
      <text:p text:style-name="P3">LoadModule proxy_module modules/mod_proxy.so</text:p>
      <text:p text:style-name="P24">LoadModule proxy_http_module modules/mod_proxy_http.so</text:p>
      <text:p text:style-name="P24"/>
      <text:p text:style-name="P24">&lt;VirtualHost *:80&gt;</text:p>
      <text:p text:style-name="P24"><text:tab/>...</text:p>
      <text:p text:style-name="P24"><text:tab/>ProxyPreserveHost On</text:p>
      <text:p text:style-name="P24"><text:tab/>ProxyPass / http://127.0.0.1:9000/</text:p>
      <text:p text:style-name="P24"><text:tab/>ProxyPassReverse / http://127.0.0.1:9000/</text:p>
      <text:p text:style-name="P24">&lt;/VirtualHost&gt;</text:p>
      <text:p text:style-name="P20"/>
      <text:p text:style-name="P4">In order to get that going the following needed to be done:</text:p>
      <text:p text:style-name="P4"/>
      <text:p text:style-name="P1">sudo a2enmod proxy<text:tab/></text:p>
      <text:p text:style-name="P8">sudo a2enmod proxy_http</text:p>
      <text:p text:style-name="P8">sudo service apache2 restart</text:p>
      <text:p text:style-name="P8"/>
      <text:p text:style-name="P4"/>
      <text:h text:style-name="Heading_20_3" text:outline-level="3"/>
      <text:h text:style-name="Heading_20_3" text:outline-level="3">Play Framework</text:h>
      <text:p text:style-name="P4">The play framework is being used. It is java based.</text:p>
      <text:p text:style-name="P4"/>
      <text:p text:style-name="P4"><text:a xlink:type="simple" xlink:href="https://www.playframework.com/">https://www.playframework.com</text:a></text:p>
      <text:p text:style-name="P4"/>
      <text:p text:style-name="P12">Application Secret:</text:p>
      <text:p text:style-name="P10"/>
      <text:p text:style-name="P10">An application secret was generated by using this command, within sbt:</text:p>
      <text:p text:style-name="P14">playGenerateSecret</text:p>
      <text:p text:style-name="P15"><text:soft-page-break/></text:p>
      <text:p text:style-name="P5"><text:span text:style-name="T6">The value of this was placed in the .bashrc environment variable as APPLICATION_SECRET:</text:span></text:p>
      <text:p text:style-name="P5"/>
      <text:p text:style-name="P10"><text:span text:style-name="T7">Invocation</text:span>:</text:p>
      <text:p text:style-name="P6"/>
      <text:p text:style-name="P17">After creating a zip file from the play sources you can do this:</text:p>
      <text:p text:style-name="P17"/>
      <text:p text:style-name="P7">sudo bin/play-java -Dhttp.port=80 -Dplay.crypto.secret="$APPLICATION_SECRET"</text:p>
      <text:p text:style-name="P5"/>
      <text:p text:style-name="P10">Or directly from sbt by issuing this command:</text:p>
      <text:p text:style-name="P10"/>
      <text:p text:style-name="P14">testProd</text:p>
      <text:p text:style-name="P15"/>
      <text:p text:style-name="P15">Or:</text:p>
      <text:p text:style-name="P15"/>
      <text:p text:style-name="P15">run</text:p>
      <text:p text:style-name="P5"/>
      <text:h text:style-name="Heading_20_3" text:outline-level="3">From Browser</text:h>
      <text:p text:style-name="P4">http://cartlc.arqnetworks.com/</text:p>
      <text:p text:style-name="P4"/>
      <text:p text:style-name="P11"/>
      <text:p text:style-name="P4"/>
      <text:h text:style-name="Heading_20_3" text:outline-level="3">Copy file <text:span text:style-name="T6">to Server</text:span></text:h>
      <text:p text:style-name="P7">scp -i .ssh/cartlc.pem Downloads/cartlc.sql <text:span text:style-name="T6">\</text:span></text:p>
      <text:p text:style-name="P7"><text:s/>ubuntu@cartlc.arqnetworks.com:/home/ubuntu/cartlc.sql</text:p>
      <text:p text:style-name="P4"/>
      <text:p text:style-name="P4"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5:57:34.865290157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3" meta:paragraph-count="87" meta:word-count="332" meta:character-count="2790" meta:non-whitespace-character-count="2531"/>
  </office:meta>
</office:document-meta>
</file>